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, serif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507cm" style:rel-column-width="1988*"/>
    </style:style>
    <style:style style:name="Таблица1.B" style:family="table-column">
      <style:table-column-properties style:column-width="13.494cm" style:rel-column-width="765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1e78e3" officeooo:paragraph-rsid="001e78e3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1e78e3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1e78e3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language="uk" fo:country="UA" officeooo:rsid="001e78e3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(iwdShiro)</text:p>
      <text:p text:style-name="P2">{<text:line-break/></text:p>
      <text:p text:style-name="P3">Лабораторна робота №3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 table:style-name="TableLine2148571497760">
          <table:table-cell table:style-name="Таблица1.A1" office:value-type="string">
            <text:p text:style-name="P7">Назва команд<text:span text:style-name="T7">и</text:span></text:p>
          </table:table-cell>
          <table:table-cell table:style-name="Таблица1.B1" office:value-type="string">
            <text:p text:style-name="P1"><text:bookmark text:name="docs-internal-guid-4099cf77-7fff-0d20-ad31-991437eacad6"/><text:span text:style-name="T2">Її призначення та функціональність</text:span> </text:p>
          </table:table-cell>
        </table:table-row>
        <table:table-row table:style-name="TableLine2148571497760">
          <table:table-cell table:style-name="Таблица1.A2" office:value-type="string">
            <text:p text:style-name="P5"><text:bookmark text:name="docs-internal-guid-fb0f6ba1-7fff-e854-2949-f5c494c5a272"/><text:span text:style-name="T2">ls</text:span> </text:p>
          </table:table-cell>
          <table:table-cell table:style-name="Таблица1.B2" office:value-type="string">
            <text:p text:style-name="P8"><text:bookmark text:name="docs-internal-guid-9260a90e-7fff-ffd8-33d5-9223667718aa"/><text:span text:style-name="T2">Виводить інформації про каталоги та файли. За замовчуванням без аргументів відображає інформацію для поточного каталогу</text:span></text:p>
          </table:table-cell>
        </table:table-row>
        <table:table-row table:style-name="TableLine2148571497760">
          <table:table-cell table:style-name="Таблица1.A2" office:value-type="string">
            <text:p text:style-name="P8"><text:bookmark text:name="docs-internal-guid-abed2a6c-7fff-1f57-4df5-4b5cd148674b"/><text:span text:style-name="T2">ls -l</text:span></text:p>
          </table:table-cell>
          <table:table-cell table:style-name="Таблица1.B2" office:value-type="string">
            <text:p text:style-name="P8"><text:bookmark text:name="docs-internal-guid-b1a9bedb-7fff-3aa7-d883-ff337764c4f7"/><text:span text:style-name="T2">Використанні параметру </text:span><text:span text:style-name="T3">-l</text:span><text:span text:style-name="T5"> </text:span><text:span text:style-name="T2">в команді </text:span><text:span text:style-name="T3">ls</text:span><text:span text:style-name="T5"> </text:span><text:span text:style-name="T2">дозволяє відобразити інформацію про файли, розташовані в поточному робочому каталозі, у довгому форматі, який надає більш розширену додаткову інформацію </text:span></text:p>
          </table:table-cell>
        </table:table-row>
        <table:table-row table:style-name="TableLine2148571497760">
          <table:table-cell table:style-name="Таблица1.A2" office:value-type="string">
            <text:p text:style-name="P5"><text:bookmark text:name="docs-internal-guid-aaf4a0f2-7fff-560b-af00-03645eeac4ed"/><text:span text:style-name="T2">ls -l /tmp</text:span> </text:p>
          </table:table-cell>
          <table:table-cell table:style-name="Таблица1.B2" office:value-type="string">
            <text:p text:style-name="P8"><text:bookmark text:name="docs-internal-guid-e633364c-7fff-6c64-f703-eff20602b6ca"/><text:span text:style-name="T2">Використання аргументу </text:span><text:span text:style-name="T3">/tmp</text:span><text:span text:style-name="T5"> </text:span><text:span text:style-name="T2">в поєднанні з параметром </text:span><text:span text:style-name="T3">-l</text:span><text:span text:style-name="T5"> </text:span><text:span text:style-name="T2">в команді </text:span><text:span text:style-name="T3">ls </text:span><text:span text:style-name="T2">дозволяє</text:span><text:span text:style-name="T5"> </text:span><text:span text:style-name="T2">відобразити детальну інформацію про файли в каталозі /tmp.</text:span></text:p>
          </table:table-cell>
        </table:table-row>
        <table:table-row table:style-name="TableLine2148571497760"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6"/>
          </table:table-cell>
        </table:table-row>
        <table:table-row table:style-name="TableLine2148571497760"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6"/>
          </table:table-cell>
        </table:table-row>
        <table:table-row table:style-name="TableLine2148571497760"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6"/>
          </table:table-cell>
        </table:table-row>
        <table:table-row table:style-name="TableLine2148571497760"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6"/>
          </table:table-cell>
        </table:table-row>
        <table:table-row table:style-name="TableLine2148571497760"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6"/>
          </table:table-cell>
        </table:table-row>
        <table:table-row table:style-name="TableLine2148571497760"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6"/>
          </table:table-cell>
        </table:table-row>
        <table:table-row table:style-name="TableLine2148571497760"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6"/>
          </table:table-cell>
        </table:table-row>
        <table:table-row table:style-name="TableLine2148571497760"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6"/>
          </table:table-cell>
        </table:table-row>
        <table:table-row table:style-name="TableLine2148571497760"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6"/>
          </table:table-cell>
        </table:table-row>
        <table:table-row table:style-name="TableLine2148571497760"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6"/>
          </table:table-cell>
        </table:table-row>
        <table:table-row table:style-name="TableLine2148571497760"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6"/>
          </table:table-cell>
        </table:table-row>
      </table:table>
      <text:p text:style-name="P2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24T16:34:48.833000000</meta:creation-date>
    <dc:date>2025-02-24T16:43:43.909000000</dc:date>
    <meta:editing-duration>PT8M56S</meta:editing-duration>
    <meta:editing-cycles>1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12" meta:word-count="78" meta:character-count="548" meta:non-whitespace-character-count="477"/>
  </office:meta>
</office:document-meta>
</file>